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Code_20_block">
      <style:text-properties officeooo:rsid="0018780e"/>
    </style:style>
    <style:style style:name="P14" style:family="paragraph" style:parent-style-name="Code_20_block">
      <style:text-properties officeooo:paragraph-rsid="00244728"/>
    </style:style>
    <style:style style:name="P15" style:family="paragraph" style:parent-style-name="Code_20_block">
      <style:text-properties officeooo:paragraph-rsid="0024b383"/>
    </style:style>
    <style:style style:name="P16" style:family="paragraph" style:parent-style-name="Code_20_block">
      <style:text-properties officeooo:paragraph-rsid="00250a76"/>
    </style:style>
    <style:style style:name="P17" style:family="paragraph" style:parent-style-name="Code_20_block">
      <style:text-properties officeooo:rsid="0024b383" officeooo:paragraph-rsid="0024b383"/>
    </style:style>
    <style:style style:name="P18" style:family="paragraph" style:parent-style-name="Code_20_block">
      <style:text-properties officeooo:paragraph-rsid="0026c81d"/>
    </style:style>
    <style:style style:name="P19" style:family="paragraph" style:parent-style-name="Code_20_block">
      <style:text-properties officeooo:paragraph-rsid="0027a24d"/>
    </style:style>
    <style:style style:name="P20" style:family="paragraph" style:parent-style-name="Code_20_block">
      <style:text-properties officeooo:rsid="0027a24d" officeooo:paragraph-rsid="0027a24d"/>
    </style:style>
    <style:style style:name="P21" style:family="paragraph" style:parent-style-name="Code_20_block">
      <style:text-properties officeooo:paragraph-rsid="00355b61"/>
    </style:style>
    <style:style style:name="P22" style:family="paragraph" style:parent-style-name="Code_20_block">
      <style:text-properties officeooo:paragraph-rsid="00358d58"/>
    </style:style>
    <style:style style:name="P23" style:family="paragraph" style:parent-style-name="Standard">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Standard" style:list-style-name="Numbering_20_1"/>
    <style:style style:name="P26" style:family="paragraph" style:parent-style-name="Standard" style:list-style-name="Numbering_20_1">
      <style:text-properties officeooo:paragraph-rsid="001d5430"/>
    </style:style>
    <style:style style:name="P27" style:family="paragraph" style:parent-style-name="Standard">
      <style:paragraph-properties fo:text-align="justify" style:justify-single-word="false"/>
      <style:text-properties officeooo:rsid="00355b61" officeooo:paragraph-rsid="003b4d6c"/>
    </style:style>
    <style:style style:name="P28" style:family="paragraph" style:parent-style-name="Standard">
      <style:paragraph-properties fo:text-align="justify" style:justify-single-word="false"/>
      <style:text-properties officeooo:rsid="00355b61" officeooo:paragraph-rsid="003cbc93"/>
    </style:style>
    <style:style style:name="P29" style:family="paragraph" style:parent-style-name="Standard">
      <style:paragraph-properties fo:text-align="justify" style:justify-single-word="false"/>
      <style:text-properties officeooo:rsid="00355b61" officeooo:paragraph-rsid="003f43a2"/>
    </style:style>
    <style:style style:name="P30" style:family="paragraph" style:parent-style-name="Standard">
      <style:text-properties officeooo:paragraph-rsid="0041a1d2"/>
    </style:style>
    <style:style style:name="P31" style:family="paragraph" style:parent-style-name="Heading_20_2">
      <style:paragraph-properties fo:break-before="page"/>
    </style:style>
    <style:style style:name="P32" style:family="paragraph" style:parent-style-name="Heading_20_3">
      <style:text-properties officeooo:rsid="00244728" officeooo:paragraph-rsid="00244728"/>
    </style:style>
    <style:style style:name="P33" style:family="paragraph" style:parent-style-name="Heading_20_3">
      <style:text-properties officeooo:rsid="00355b61"/>
    </style:style>
    <style:style style:name="P34" style:family="paragraph" style:parent-style-name="Heading_20_3">
      <style:text-properties officeooo:rsid="001d5430" officeooo:paragraph-rsid="001d5430"/>
    </style:style>
    <style:style style:name="P35" style:family="paragraph" style:parent-style-name="Heading_20_3">
      <style:paragraph-properties fo:break-before="page"/>
    </style:style>
    <style:style style:name="P36" style:family="paragraph" style:parent-style-name="Heading_20_3">
      <style:paragraph-properties fo:break-before="page"/>
      <style:text-properties officeooo:paragraph-rsid="003f43a2"/>
    </style:style>
    <style:style style:name="P37" style:family="paragraph" style:parent-style-name="Code_20_block">
      <style:text-properties officeooo:paragraph-rsid="003f43a2"/>
    </style:style>
    <style:style style:name="P38" style:family="paragraph" style:parent-style-name="Code_20_block">
      <style:text-properties officeooo:paragraph-rsid="0041a1d2"/>
    </style:style>
    <style:style style:name="P39" style:family="paragraph" style:parent-style-name="Code_20_block">
      <style:text-properties officeooo:paragraph-rsid="00426fcb"/>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008000"/>
    </style:style>
    <style:style style:name="T15" style:family="text">
      <style:text-properties fo:color="#008000" officeooo:rsid="0018780e"/>
    </style:style>
    <style:style style:name="T16" style:family="text">
      <style:text-properties fo:color="#008000" officeooo:rsid="0026c81d"/>
    </style:style>
    <style:style style:name="T17" style:family="text">
      <style:text-properties fo:color="#008000" officeooo:rsid="0027a24d"/>
    </style:style>
    <style:style style:name="T18" style:family="text">
      <style:text-properties fo:color="#008000" officeooo:rsid="00299f44"/>
    </style:style>
    <style:style style:name="T19" style:family="text">
      <style:text-properties fo:color="#008000" officeooo:rsid="00426fcb"/>
    </style:style>
    <style:style style:name="T20" style:family="text">
      <style:text-properties officeooo:rsid="0018780e"/>
    </style:style>
    <style:style style:name="T21" style:family="text">
      <style:text-properties officeooo:rsid="0018f604"/>
    </style:style>
    <style:style style:name="T22" style:family="text">
      <style:text-properties officeooo:rsid="001afe49"/>
    </style:style>
    <style:style style:name="T23" style:family="text">
      <style:text-properties officeooo:rsid="001b131a"/>
    </style:style>
    <style:style style:name="T24" style:family="text">
      <style:text-properties officeooo:rsid="001b87eb"/>
    </style:style>
    <style:style style:name="T25" style:family="text">
      <style:text-properties officeooo:rsid="001c787a"/>
    </style:style>
    <style:style style:name="T26" style:family="text">
      <style:text-properties officeooo:rsid="001d5430"/>
    </style:style>
    <style:style style:name="T27" style:family="text">
      <style:text-properties officeooo:rsid="00240cf5"/>
    </style:style>
    <style:style style:name="T28" style:family="text">
      <style:text-properties officeooo:rsid="00244728"/>
    </style:style>
    <style:style style:name="T29" style:family="text">
      <style:text-properties officeooo:rsid="0024b383"/>
    </style:style>
    <style:style style:name="T30" style:family="text">
      <style:text-properties officeooo:rsid="00250a76"/>
    </style:style>
    <style:style style:name="T31" style:family="text">
      <style:text-properties officeooo:rsid="00252dae"/>
    </style:style>
    <style:style style:name="T32" style:family="text">
      <style:text-properties officeooo:rsid="0027a24d"/>
    </style:style>
    <style:style style:name="T33" style:family="text">
      <style:text-properties officeooo:rsid="002f61f6"/>
    </style:style>
    <style:style style:name="T34" style:family="text">
      <style:text-properties officeooo:rsid="00355b61"/>
    </style:style>
    <style:style style:name="T35" style:family="text">
      <style:text-properties officeooo:rsid="00358d58"/>
    </style:style>
    <style:style style:name="T36" style:family="text">
      <style:text-properties officeooo:rsid="003b4d6c"/>
    </style:style>
    <style:style style:name="T37" style:family="text">
      <style:text-properties style:text-position="sub 58%" officeooo:rsid="003b4d6c"/>
    </style:style>
    <style:style style:name="T38" style:family="text">
      <style:text-properties officeooo:rsid="003cbc93"/>
    </style:style>
    <style:style style:name="T39" style:family="text">
      <style:text-properties officeooo:rsid="003e626e"/>
    </style:style>
    <style:style style:name="T40" style:family="text">
      <style:text-properties officeooo:rsid="003f43a2"/>
    </style:style>
    <style:style style:name="T41" style:family="text">
      <style:text-properties fo:color="#000000" style:font-name="Courier New3" fo:font-size="9pt" officeooo:rsid="003cbc93" style:font-size-asian="9pt"/>
    </style:style>
    <style:style style:name="T42" style:family="text">
      <style:text-properties officeooo:rsid="00406677"/>
    </style:style>
    <style:style style:name="T43" style:family="text">
      <style:text-properties officeooo:rsid="0041a1d2"/>
    </style:style>
    <style:style style:name="T44" style:family="text">
      <style:text-properties officeooo:rsid="00426fcb"/>
    </style:style>
    <style:style style:name="T45" style:family="text">
      <style:text-properties officeooo:rsid="004449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01519661932914" text:style-name="Outline">
        <text:list-item>
          <text:h text:style-name="P24"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4048828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40494305"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40510202"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4048354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40508653"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40491279"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4050925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40515526"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4049204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40491089"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40489210"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4049421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40509317"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4050204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40499791"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40488900" text:continue-numbering="true" text:style-name="Outline">
        <text:list-item>
          <text:list>
            <text:list-item>
              <text:list>
                <text:list-item>
                  <text:h text:style-name="P32"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8">s</text:span>:</text:p>
      <text:p text:style-name="P14"><text:span text:style-name="T28">ScriptedPolicy</text:span>(String <text:span text:style-name="T28">language</text:span>, String <text:span text:style-name="T28">script</text:span>)</text:p>
      <text:p text:style-name="P14"><text:span text:style-name="T28">ScriptedPolicy</text:span>(String <text:span text:style-name="T28">language</text:span>, <text:span text:style-name="T28">Reader</text:span> <text:span text:style-name="T28">scriptReader</text:span>)</text:p>
      <text:p text:style-name="P14"><text:span text:style-name="T28">ScriptedPolicy</text:span>(String <text:span text:style-name="T28">language</text:span>, <text:span text:style-name="T28">File</text:span> <text:span text:style-name="T28">scriptFile</text:span>)</text:p>
      <text:p text:style-name="P9">Usage:</text:p>
      <text:p text:style-name="P16">policy = new <text:span text:style-name="T28">ScriptedPolicy</text:span>("<text:span text:style-name="T28">javascript</text:span>", "<text:span text:style-name="T28">true</text:span>");</text:p>
      <text:p text:style-name="P16">policy = new <text:span text:style-name="T28">ScriptedPolicy</text:span>("<text:span text:style-name="T28">javascript</text:span>", <text:span text:style-name="T30">new StringReader(myScript)</text:span>);</text:p>
      <text:p text:style-name="P14">policy = new <text:span text:style-name="T28">ScriptedPolicy</text:span>("<text:span text:style-name="T28">javascript</text:span>", <text:span text:style-name="T30">new File(</text:span>"<text:span text:style-name="T30">myScript.js</text:span>"<text:span text:style-name="T30">)</text:span>);</text:p>
      <text:p text:style-name="P9"/>
      <text:p text:style-name="P9">XML Element: <text:span text:style-name="T1">&lt;</text:span><text:span text:style-name="T4">Script</text:span><text:span text:style-name="T1">&gt;</text:span></text:p>
      <text:p text:style-name="P9">Attribute: <text:span text:style-name="T28">language</text:span></text:p>
      <text:p text:style-name="P9">Usage:</text:p>
      <text:p text:style-name="P15">&lt;<text:span text:style-name="T29">Script language=”javascript”</text:span>&gt;<text:span text:style-name="T29">true</text:span>&lt;/<text:span text:style-name="T29">Script</text:span>&gt;</text:p>
      <text:p text:style-name="P15"/>
      <text:p text:style-name="P15">&lt;<text:span text:style-name="T29">Script language=”javascript”</text:span>&gt;<text:span text:style-name="T29">&lt;![CDATA[</text:span></text:p>
      <text:p text:style-name="P17">function myFunction() {</text:p>
      <text:p text:style-name="P17"><text:s text:c="2"/>return true;</text:p>
      <text:p text:style-name="P17">}</text:p>
      <text:p text:style-name="P17">myFunction();</text:p>
      <text:p text:style-name="P15"><text:span text:style-name="T29">]]</text:span><text:span text:style-name="T31">&gt;</text:span>&lt;/<text:span text:style-name="T29">Script</text:span>&gt;</text:p>
      <text:list xml:id="list40500056"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23">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40508736" text:continue-numbering="true" text:style-name="Outline">
        <text:list-item>
          <text:list>
            <text:list-item>
              <text:list>
                <text:list-item>
                  <text:h text:style-name="P33" text:outline-level="3">Preference</text:h>
                </text:list-item>
              </text:list>
            </text:list-item>
          </text:list>
        </text:list-item>
      </text:list>
      <text:p text:style-name="P12">Evaluates a set of nested policies ordered by preference.</text:p>
      <text:p text:style-name="P12"/>
      <text:p text:style-name="P11">Class name: subclass of <text:span text:style-name="T1">org.jppf.node.policy.</text:span><text:span text:style-name="T5">Preference</text:span></text:p>
      <text:p text:style-name="P11">Constructor<text:span text:style-name="T34">s</text:span>:</text:p>
      <text:p text:style-name="P21"><text:span text:style-name="T34">Preference</text:span>(<text:span text:style-name="T34">ExecutionPolicy</text:span>...<text:span text:style-name="T34">policies</text:span>)</text:p>
      <text:p text:style-name="P21"><text:span text:style-name="T34">Preference</text:span>(<text:span text:style-name="T34">List&lt;ExecutionPolicy&gt; policies</text:span>)</text:p>
      <text:p text:style-name="P11">Usage:</text:p>
      <text:p text:style-name="P21">policy = new <text:span text:style-name="T34">Preference</text:span>(<text:span text:style-name="T34">AtLeast("jppf.processing.thread</text:span><text:span text:style-name="T35">s</text:span><text:span text:style-name="T34">", 4</text:span>),</text:p>
      <text:p text:style-name="P21"><text:s text:c="2"/><text:span text:style-name="T34">new LessThan("jppf.processing.thread</text:span><text:span text:style-name="T35">s</text:span><text:span text:style-name="T34">", 4).and(</text:span><text:span text:style-name="T35">new AtLeast(</text:span><text:span text:style-name="T34">"</text:span><text:span text:style-name="Teletype"><text:span text:style-name="T34">maxMemory", 1_000_000))</text:span></text:span><text:span text:style-name="Teletype"><text:span text:style-name="T35">)</text:span></text:span><text:span text:style-name="Teletype"><text:span text:style-name="T34">;</text:span></text:span></text:p>
      <text:p text:style-name="P11"/>
      <text:p text:style-name="P11">XML Element: <text:span text:style-name="T1">&lt;</text:span><text:span text:style-name="T6">Preference</text:span><text:span text:style-name="T1">&gt;</text:span></text:p>
      <text:p text:style-name="P11">Usage:</text:p>
      <text:p text:style-name="P21">&lt;<text:span text:style-name="T35">Preference</text:span>&gt;</text:p>
      <text:p text:style-name="P21"><text:s text:c="2"/><text:span text:style-name="T35">&lt;AtLeast&gt;</text:span></text:p>
      <text:p text:style-name="P22"><text:s text:c="4"/>&lt;<text:span text:style-name="T35">Property</text:span>&gt;<text:span text:style-name="T34">jppf.processing.thread</text:span>&lt;/<text:span text:style-name="T35">Property</text:span>&gt;</text:p>
      <text:p text:style-name="P21"><text:s text:c="4"/>&lt;<text:span text:style-name="T35">Value</text:span>&gt;<text:span text:style-name="T35">4</text:span>&lt;/Arg&gt;</text:p>
      <text:p text:style-name="P22"><text:s text:c="2"/>&lt;/A<text:span text:style-name="T35">tLeast</text:span>&gt;</text:p>
      <text:p text:style-name="P22"><text:s text:c="2"/>&lt;A<text:span text:style-name="T35">ND</text:span>&gt;</text:p>
      <text:p text:style-name="P22"><text:s text:c="4"/><text:span text:style-name="T35">&lt;LessThan&gt;</text:span></text:p>
      <text:p text:style-name="P22"><text:s text:c="6"/>&lt;<text:span text:style-name="T35">Property</text:span>&gt;<text:span text:style-name="T34">jppf.processing.thread</text:span>&lt;/<text:span text:style-name="T35">Property</text:span>&gt;</text:p>
      <text:p text:style-name="P22"><text:s text:c="6"/>&lt;<text:span text:style-name="T35">Value</text:span>&gt;<text:span text:style-name="T35">4</text:span>&lt;/Arg&gt;</text:p>
      <text:p text:style-name="P22"><text:s text:c="4"/>&lt;/<text:span text:style-name="T35">LessThan</text:span>&gt;</text:p>
      <text:p text:style-name="P22"><text:s text:c="4"/><text:span text:style-name="T35">&lt;AtLeast&gt;</text:span></text:p>
      <text:p text:style-name="P22"><text:s text:c="6"/>&lt;<text:span text:style-name="T35">Property</text:span>&gt;<text:span text:style-name="T35">maxMemory</text:span>&lt;/<text:span text:style-name="T35">Property</text:span>&gt;</text:p>
      <text:p text:style-name="P22"><text:s text:c="6"/>&lt;<text:span text:style-name="T35">Value</text:span>&gt;<text:span text:style-name="T35">1000000</text:span>&lt;/Arg&gt;</text:p>
      <text:p text:style-name="P22"><text:s text:c="4"/>&lt;/A<text:span text:style-name="T35">tLeast</text:span>&gt;</text:p>
      <text:p text:style-name="P22"><text:s text:c="2"/>&lt;/A<text:span text:style-name="T35">ND</text:span>&gt;</text:p>
      <text:p text:style-name="P22"><text:span text:style-name="T34">&lt;/</text:span><text:span text:style-name="T35">Preference</text:span><text:span text:style-name="T34">&gt;</text:span></text:p>
      <text:list xml:id="list40505425" text:continue-numbering="true" text:style-name="Outline">
        <text:list-item>
          <text:list>
            <text:list-item>
              <text:list>
                <text:list-item>
                  <text:h text:style-name="Heading_20_3" text:outline-level="3"><text:span text:style-name="T36">IsInIPv4Subnet</text:span></text:h>
                </text:list-item>
              </text:list>
            </text:list-item>
          </text:list>
        </text:list-item>
      </text:list>
      <text:p text:style-name="P27"><text:span text:style-name="T36">Performs a test of type “'</text:span><text:a xlink:type="simple" xlink:href="#1.2.7.Network properties|outline"><text:span text:style-name="T36">ipv</text:span></text:a><text:a xlink:type="simple" xlink:href="#1.2.7.Network properties|outline"><text:span text:style-name="T39">4</text:span></text:a><text:a xlink:type="simple" xlink:href="#1.2.7.Network properties|outline"><text:span text:style-name="T36">.addresses</text:span></text:a><text:span text:style-name="T36"> has an address in at least one of s</text:span><text:span text:style-name="T37">1</text:span><text:span text:style-name="T36">, ... <text:s/>or s</text:span><text:span text:style-name="T37">n</text:span><text:span text:style-name="T36"> subnets”</text:span></text:p>
      <text:p text:style-name="P28"><text:span text:style-name="T36">Each subnet can be expressed in either CIDR or </text:span><text:a xlink:type="simple" xlink:href="http://www.jppf.org/api-5/index.html?org/jppf/net/IPv4AddressPattern.html"><text:span text:style-name="T38">IPv4AddressPattern</text:span></text:a><text:span text:style-name="T38"> format.</text:span></text:p>
      <text:p text:style-name="P27"><text:span text:style-name="T36"/></text:p>
      <text:p text:style-name="P27"><text:span text:style-name="T36">Class name: </text:span><text:span text:style-name="T7">org.jppf.node.policy.IsInIPv4Subnet</text:span></text:p>
      <text:p text:style-name="P27"><text:span text:style-name="T36">Constructors:</text:span></text:p>
      <text:p text:style-name="Code_20_block"><text:span text:style-name="T36">IsInIPv4Subnet(String...subnets)</text:span></text:p>
      <text:p text:style-name="Code_20_block"><text:span text:style-name="T36">IsInIPv4Subnet(Collection&lt;String&gt; subnets)</text:span></text:p>
      <text:p text:style-name="P27"><text:span text:style-name="T36">Usage:</text:span></text:p>
      <text:p text:style-name="Code_20_block"><text:span text:style-name="T36">policy = new IsInIPv4Subnet(“1</text:span><text:span text:style-name="T38">92</text:span><text:span text:style-name="T36">.</text:span><text:span text:style-name="T38">168</text:span><text:span text:style-name="T36">.</text:span><text:span text:style-name="T38">1</text:span><text:span text:style-name="T36">.</text:span><text:span text:style-name="T38">0</text:span><text:span text:style-name="T36">/24”, “</text:span><text:span text:style-name="T38">192.168.1.0-255</text:span><text:span text:style-name="T36">”</text:span><text:span text:style-name="T38">);</text:span></text:p>
      <text:p text:style-name="P27"><text:span text:style-name="T36"/></text:p>
      <text:p text:style-name="P28"><text:span text:style-name="T38">XML element: </text:span><text:span text:style-name="T8">&lt;</text:span><text:span text:style-name="T7">IsInIPv4Subnet</text:span><text:span text:style-name="T8">&gt;</text:span></text:p>
      <text:p text:style-name="P28"><text:span text:style-name="T38">Nested element: </text:span><text:span text:style-name="T8">&lt;Subnet&gt;</text:span><text:span text:style-name="T38"> : IPv4 subnet mask, min = 1, max = unbounded</text:span></text:p>
      <text:p text:style-name="P28"><text:span text:style-name="T38">Usage:</text:span></text:p>
      <text:p text:style-name="Code_20_block"><text:span text:style-name="T38">&lt;IsInIPv4Subnet&gt;</text:span></text:p>
      <text:p text:style-name="Code_20_block"><text:span text:style-name="T38"><text:s text:c="2"/>&lt;Subnet&gt;192.168.1.0/24&lt;/Subnet&gt;</text:span></text:p>
      <text:p text:style-name="Code_20_block"><text:span text:style-name="T38"><text:s text:c="2"/>&lt;Subnet&gt;192.168.1.0-255&lt;/Subnet&gt;</text:span></text:p>
      <text:p text:style-name="Code_20_block"><text:span text:style-name="T38">&lt;/IsInIPv4Subnet&gt;</text:span></text:p>
      <text:p text:style-name="P28"><text:span text:style-name="T38"/></text:p>
      <text:list xml:id="list40507571" text:continue-numbering="true" text:style-name="Outline">
        <text:list-item>
          <text:list>
            <text:list-item>
              <text:list>
                <text:list-item>
                  <text:h text:style-name="P36" text:outline-level="3"><text:span text:style-name="T36">IsInIPv</text:span><text:span text:style-name="T40">6</text:span><text:span text:style-name="T36">Subnet</text:span></text:h>
                </text:list-item>
              </text:list>
            </text:list-item>
          </text:list>
        </text:list-item>
      </text:list>
      <text:p text:style-name="P29"><text:span text:style-name="T36">Performs a test of type “'</text:span><text:a xlink:type="simple" xlink:href="#1.2.7.Network properties|outline"><text:span text:style-name="T40">ipv6.addresses</text:span></text:a><text:span text:style-name="T36"> has an address in at least one of s</text:span><text:span text:style-name="T37">1</text:span><text:span text:style-name="T36">, ... <text:s/>or s</text:span><text:span text:style-name="T37">n</text:span><text:span text:style-name="T36"> subnets”</text:span></text:p>
      <text:p text:style-name="P29"><text:span text:style-name="T36">Each subnet can be expressed in either CIDR or </text:span><text:a xlink:type="simple" xlink:href="http://www.jppf.org/api-5/index.html?org/jppf/net/IPv6AddressPattern.html"><text:span text:style-name="T40">IPv6AddressPattern</text:span></text:a><text:span text:style-name="T38"> format.</text:span></text:p>
      <text:p text:style-name="P29"><text:span text:style-name="T36"/></text:p>
      <text:p text:style-name="P29"><text:span text:style-name="T36">Class name: </text:span><text:span text:style-name="T7">org.jppf.node.policy.IsInIPv</text:span><text:span text:style-name="T10">6</text:span><text:span text:style-name="T7">Subnet</text:span></text:p>
      <text:p text:style-name="P29"><text:span text:style-name="T36">Constructors:</text:span></text:p>
      <text:p text:style-name="P37"><text:span text:style-name="T36">IsInIPv</text:span><text:span text:style-name="T40">6</text:span><text:span text:style-name="T36">Subnet(String...subnets)</text:span></text:p>
      <text:p text:style-name="P37"><text:span text:style-name="T36">IsInIPv</text:span><text:span text:style-name="T40">6</text:span><text:span text:style-name="T36">Subnet(Collection&lt;String&gt; subnets)</text:span></text:p>
      <text:p text:style-name="P29"><text:span text:style-name="T36">Usage:</text:span></text:p>
      <text:p text:style-name="Code_20_block"><text:span text:style-name="T36">policy = new IsInIPv</text:span><text:span text:style-name="T42">6</text:span><text:span text:style-name="T36">Subnet(“</text:span><text:span text:style-name="T40">::1/80</text:span><text:span text:style-name="T36">”, “</text:span><text:span text:style-name="T40">1080::0:0:8:800:200C:417A/97</text:span><text:span text:style-name="T36">”</text:span><text:span text:style-name="T38">);</text:span></text:p>
      <text:p text:style-name="P29"><text:span text:style-name="T36"/></text:p>
      <text:p text:style-name="P29"><text:span text:style-name="T38">XML element: </text:span><text:span text:style-name="T8">&lt;</text:span><text:span text:style-name="T7">IsInIPv</text:span><text:span text:style-name="T9">6</text:span><text:span text:style-name="T7">Subnet</text:span><text:span text:style-name="T8">&gt;</text:span></text:p>
      <text:p text:style-name="P29"><text:span text:style-name="T38">Nested element: </text:span><text:span text:style-name="T8">&lt;Subnet&gt;</text:span><text:span text:style-name="T38"> : IPv</text:span><text:span text:style-name="T40">6</text:span><text:span text:style-name="T38"> subnet mask, min = 1, max = unbounded</text:span></text:p>
      <text:p text:style-name="P29"><text:span text:style-name="T38">Usage:</text:span></text:p>
      <text:p text:style-name="P37"><text:span text:style-name="T38">&lt;IsInIPv</text:span><text:span text:style-name="T40">6</text:span><text:span text:style-name="T38">Subnet&gt;</text:span></text:p>
      <text:p text:style-name="P37"><text:span text:style-name="T38"><text:s text:c="2"/>&lt;Subnet&gt;</text:span><text:span text:style-name="T40">::1/80</text:span><text:span text:style-name="T38">&lt;/Subnet&gt;</text:span></text:p>
      <text:p text:style-name="P37"><text:span text:style-name="T38"><text:s text:c="2"/>&lt;Subnet&gt;</text:span><text:span text:style-name="T41">1080::0:0:8:800:200C:417A/97</text:span><text:span text:style-name="T38">&lt;/Subnet&gt;</text:span></text:p>
      <text:p text:style-name="P37"><text:span text:style-name="T38">&lt;/IsInIPv</text:span><text:span text:style-name="T40">6</text:span><text:span text:style-name="T38">Subnet&gt;</text:span></text:p>
      <text:p text:style-name="P29"><text:span text:style-name="T38"/></text:p>
      <text:list xml:id="list40490762" text:continue-numbering="true" text:style-name="Outline">
        <text:list-item>
          <text:list>
            <text:list-item>
              <text:h text:style-name="P31" text:outline-level="2"><text:span text:style-name="T21">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5/org/jppf/node/policy/ExecutionPolicy.html#accepts(org.jppf.management.JPPFSystemInformation)"><text:span text:style-name="Code_20_char">accepts(JPPFSystemInformation)</text:span></text:a> method is called to evaluate the policy against a specific node <text:span text:style-name="T22">or driver connection</text:span>. As <text:span text:style-name="Code_20_char">JPPFSystemInformation</text:span> encapsulates several sets of properties, the <text:span text:style-name="Code_20_char">ExecutionPolicy</text:span> class provides a method <text:a xlink:type="simple" xlink:href="http://www.jppf.org/api-5/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902257700555417597" text:style-name="Numbering_20_1">
        <text:list-item>
          <text:p text:style-name="P26">in JPPFSystemInformation.get<text:span text:style-name="T26">Uuid</text:span>() : <text:span text:style-name="T26">JPPF uuid and version properties</text:span></text:p>
        </text:list-item>
        <text:list-item>
          <text:p text:style-name="P25">in JPPFSystemInformation.getJppf() : JPPF configuration properties</text:p>
        </text:list-item>
        <text:list-item>
          <text:p text:style-name="P25">in JPPFSystemInformation.getSystem() : system properties</text:p>
        </text:list-item>
        <text:list-item>
          <text:p text:style-name="P25">in JPPFSystemInformation.getEnv() : environment variables</text:p>
        </text:list-item>
        <text:list-item>
          <text:p text:style-name="P25">in JPPFSystemInformation.getNetwork() : IPV4 and IPV6 addresses assigned to the node <text:span text:style-name="T24">or driver</text:span></text:p>
        </text:list-item>
        <text:list-item>
          <text:p text:style-name="P25">in JPPFSystemInformation.getRuntime() : runtime properties</text:p>
        </text:list-item>
        <text:list-item>
          <text:p text:style-name="P25">in JPPFSystemInformation.getStorage() : storage space properties</text:p>
        </text:list-item>
      </text:list>
      <text:list xml:id="list40493316" text:continue-list="list40490762" text:style-name="Outline">
        <text:list-item>
          <text:list>
            <text:list-item>
              <text:list>
                <text:list-item>
                  <text:h text:style-name="P34"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6">jppf.uuid</text:span></text:span><text:span text:style-name="T26"> : the uuid of the node or driver</text:span></text:p>
      <text:p text:style-name="P4"><text:span text:style-name="Code_20_char"><text:span text:style-name="T26">jppf.version.number</text:span></text:span><text:span text:style-name="T26"> : the current JPPF version number</text:span></text:p>
      <text:p text:style-name="P4"><text:span text:style-name="Code_20_char"><text:span text:style-name="T26">jppf.build.number</text:span></text:span><text:span text:style-name="T26"> : the current build number</text:span></text:p>
      <text:p text:style-name="P4"><text:span text:style-name="Code_20_char"><text:span text:style-name="T26">jppf.build.date</text:span></text:span><text:span text:style-name="T26"> : the build date, including the time zone, in </text:span><text:span text:style-name="T27">the </text:span><text:span text:style-name="T26">format “yyyy-MM-dd hh:mm z”</text:span></text:p>
      <text:p text:style-name="P4"/>
      <text:p text:style-name="P7">Related APIs:</text:p>
      <text:p text:style-name="P7"/>
      <text:p text:style-name="P7"><text:a xlink:type="simple" xlink:href="http://www.jppf.org/api-5/org/jppf/management/JPPFSystemInformation.html#getUuid()"><text:span text:style-name="Code_20_char"><text:span text:style-name="T1">JPPFSystemInformation.get</text:span></text:span></text:a><text:a xlink:type="simple" xlink:href="http://www.jppf.org/api-5/org/jppf/management/JPPFSystemInformation.html#getUuid()"><text:span text:style-name="Code_20_char"><text:span text:style-name="T3">Uuid</text:span></text:span></text:a><text:a xlink:type="simple" xlink:href="http://www.jppf.org/api-5/org/jppf/management/JPPFSystemInformation.html#getUuid()"><text:span text:style-name="Code_20_char"><text:span text:style-name="T1">()</text:span></text:span></text:a></text:p>
      <text:p text:style-name="P7"><text:a xlink:type="simple" xlink:href="http://www.jppf.org/api-5/org/jppf/utils/VersionUtils.html#getVersion()"><text:span text:style-name="Code_20_char"><text:span text:style-name="T3">VersionUtils.getVersion()</text:span></text:span></text:a></text:p>
      <text:list xml:id="list4048942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0">or </text:span><text:span text:style-name="T25">driver</text:span><text:span text:style-name="T20">'s </text:span>JPPF configuration file, <text:span text:style-name="T20">depending on where the execution policy applies.</text:span></text:p>
      <text:p text:style-name="P5"/>
      <text:p text:style-name="P2"><text:span text:style-name="T20">Additionally, there is one special property “</text:span><text:span text:style-name="T2">jppf.channel.local</text:span><text:span text:style-name="T20">”, which is set internally by JPPF and which determines whether the job executor is a local node (i.e. node local to the driver's JVM) </text:span><text:span text:style-name="T25">when</text:span><text:span text:style-name="T20"> used in a server SLA, or a local executor in the client </text:span><text:span text:style-name="T25">when</text:span><text:span text:style-name="T20"> used in a client SLA. When used in a client SLA, this allows toggling local vs. remote execution on a per-job basis, as in the following example:</text:span></text:p>
      <text:p text:style-name="P6"/>
      <text:p text:style-name="P13"><text:s text:c="2"/>JPPFJob job = ...;</text:p>
      <text:p text:style-name="Code_20_block"><text:span text:style-name="T20"><text:s text:c="2"/></text:span><text:span text:style-name="T15">// allow job execution only in the client-local executor</text:span></text:p>
      <text:p text:style-name="P13"><text:s text:c="2"/>ExecutionPolicy localExecutionPolicy = new Equal("jppf.channel.local", true);</text:p>
      <text:p text:style-name="P13"><text:s text:c="2"/>job.getClientSLA().setExecutionPolicy(localExecutionPolicy);</text:p>
      <text:p text:style-name="Standard"/>
      <text:p text:style-name="Standard">Related APIs:</text:p>
      <text:p text:style-name="Standard"/>
      <text:p text:style-name="Standard"><text:a xlink:type="simple" xlink:href="http://www.jppf.org/api-5/org/jppf/management/JPPFSystemInformation.html#getJppf()"><text:span text:style-name="Code_20_char"><text:span text:style-name="T1">JPPFSystemInformation.getJppf()</text:span></text:span></text:a></text:p>
      <text:p text:style-name="Standard"><text:a xlink:type="simple" xlink:href="http://www.jppf.org/api-5/org/jppf/utils/JPPFConfiguration.html#getProperties()"><text:span text:style-name="Code_20_char"><text:span text:style-name="T1">JPPFConfiguration.getProperties()</text:span></text:span></text:a></text:p>
      <text:list xml:id="list40499745"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5/org/jppf/management/JPPFSystemInformation.html#getSystem()"><text:span text:style-name="Code_20_char"><text:span text:style-name="T1">JPPFSystemInformation.getSystem()</text:span></text:span></text:a></text:p>
      <text:p text:style-name="Standard"><text:a xlink:type="simple" xlink:href="http://www.jppf.org/api-5/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40492093" text:continue-numbering="true" text:style-name="Outline">
        <text:list-item>
          <text:list>
            <text:list-item>
              <text:list>
                <text:list-item>
                  <text:h text:style-name="P35"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5/org/jppf/management/JPPFSystemInformation.html#getEnv()"><text:span text:style-name="Code_20_char"><text:span text:style-name="T1">JPPFSystemInformation.getEnv()</text:span></text:span></text:a></text:p>
      <text:p text:style-name="Standard"><text:a xlink:type="simple" xlink:href="http://www.jppf.org/api-5/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40502093"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5/org/jppf/management/JPPFSystemInformation.html#getRuntime()"><text:span text:style-name="Code_20_char"><text:span text:style-name="T1">JPPFSystemInformation.getRuntime()</text:span></text:span></text:a></text:p>
      <text:p text:style-name="Standard"><text:a xlink:type="simple" xlink:href="http://www.jppf.org/api-5/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11">Note</text:span>: <text:span text:style-name="Code_20_char"><text:span text:style-name="T13">totalMemory</text:span></text:span><text:span text:style-name="T12"> and </text:span><text:span text:style-name="Code_20_char"><text:span text:style-name="T13">freeMemory</text:span></text:span><text:span text:style-name="T12"> are the values taken when the node first connected to the JPPF server. They </text:span><text:span text:style-name="T12">may have changed subsequently and should therefore only be used with appropriate precautions</text:span>.</text:p>
      <text:list xml:id="list4048759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5/org/jppf/management/JPPFSystemInformation.html#getNetwork()"><text:span text:style-name="Code_20_char"><text:span text:style-name="T1">JPPFSystemInformation.getNetwork()</text:span></text:span></text:a></text:p>
      <text:p text:style-name="Standard"><text:a xlink:type="simple" xlink:href="http://www.jppf.org/api-5/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P30"><text:span text:style-name="Code_20_char">ipv4.addresses</text:span> : space-separated list of IPV4 addresses with associated host in the format host_name|ipv4_address</text:p>
      <text:p text:style-name="P30"><text:span text:style-name="Code_20_char">ipv6.addresses</text:span> : space-separated list of IPV6 addresses with associated host in the format host_name|ipv6_address</text:p>
      <text:p text:style-name="Standard"/>
      <text:p text:style-name="P30">Example:</text:p>
      <text:p text:style-name="Standard"/>
      <text:p text:style-name="P38">ipv4.addresses = www.myhost.com|192.168.121.3 <text:span text:style-name="T43">localhost</text:span>|127.0.0.1 <text:span text:style-name="T43">10</text:span>.1.<text:span text:style-name="T43">1</text:span>.12|<text:span text:style-name="T43">10</text:span>.1.<text:span text:style-name="T43">1</text:span>.12</text:p>
      <text:p text:style-name="P38">ipv6.addresses = www.myhost.com|2001:0db8:85a3:08d3:1319:8a2e:0370:7334</text:p>
      <text:p text:style-name="Standard"/>
      <text:p text:style-name="Standard">Note: when a host name cannot be resolved, the <text:span text:style-name="T43">left</text:span>-hand part of the address, on the <text:span text:style-name="T43">left</text:span> of the "|" (pipe character) will be <text:span text:style-name="T43">set to the IP address</text:span></text:p>
      <text:list xml:id="list40505569"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23">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5/org/jppf/management/JPPFSystemInformation.html#getStorage()"><text:span text:style-name="Code_20_char"><text:span text:style-name="T1">JPPFSystemInformation.getStorage()</text:span></text:span></text:a></text:p>
      <text:p text:style-name="Standard"><text:a xlink:type="simple" xlink:href="http://www.jppf.org/api-5/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40514435" text:continue-numbering="true" text:style-name="Outline">
        <text:list-item>
          <text:list>
            <text:list-item>
              <text:h text:style-name="P31" text:outline-level="2">Execution policy XML schema</text:h>
            </text:list-item>
          </text:list>
        </text:list-item>
      </text:list>
      <text:p text:style-name="Standard"/>
      <text:p text:style-name="Code_20_block">&lt;?xml version="1.0" encoding="UTF-8"?&gt;<text:line-break/><text:line-break/><text:span text:style-name="T14">&lt;!--<text:line-break/> <text:s/>JPPF.<text:line-break/> <text:s/>Copyright (C) 2005-201</text:span><text:span text:style-name="T18">4</text:span><text:span text:style-name="T14">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3">Script</text:span>" type="jppf:<text:span text:style-name="T33">ScriptedR</text:span>uleType"/&gt;<text:line-break/><text:span text:style-name="T44"> <text:s text:c="5"/>&lt;element name="IsInIPv4Subnet" type="jppf:SubnetRuleType"/&gt;</text:span></text:p>
      <text:p text:style-name="P39"><text:span text:style-name="T44"><text:s text:c="6"/>&lt;element name="IsInIPv6Subnet" type="jppf:SubnetRuleType"/&gt;</text:span></text:p>
      <text:p text:style-name="P39"><text:s text:c="4"/>&lt;/choice&gt;<text:line-break/> <text:s/>&lt;/group&gt;<text:line-break/><text:line-break/> <text:s/><text:span text:style-name="T16">&lt;!-- unary predicates : NOT --&gt;</text:span></text:p>
      <text:p text:style-name="P39"><text:s text:c="2"/>&lt;complexType name="OneRuleType"&gt;<text:line-break/> <text:s text:c="3"/>&lt;sequence&gt;<text:line-break/> <text:s text:c="5"/>&lt;group ref="jppf:Rule"/&gt;<text:line-break/> <text:s text:c="3"/>&lt;/sequence&gt;<text:line-break/> <text:s/>&lt;/complexType&gt;<text:line-break/></text:p>
      <text:p text:style-name="P39"><text:span text:style-name="T44"><text:s text:c="2"/></text:span><text:span text:style-name="T19">&lt;!-- n-ary predicates : Preference --&gt;</text:span></text:p>
      <text:p text:style-name="P39"><text:span text:style-name="T44"><text:s text:c="2"/>&lt;complexType name="OneOrMoreRulesType"&gt;</text:span></text:p>
      <text:p text:style-name="P39"><text:span text:style-name="T44"><text:s text:c="4"/>&lt;sequence minOccurs="1" maxOccurs="unbounded"&gt;</text:span></text:p>
      <text:p text:style-name="P39"><text:span text:style-name="T44"><text:s text:c="6"/>&lt;group ref="jppf:Rule"/&gt;</text:span></text:p>
      <text:p text:style-name="P39"><text:span text:style-name="T44"><text:s text:c="4"/>&lt;/sequence&gt;</text:span></text:p>
      <text:p text:style-name="P39"><text:span text:style-name="T44"><text:s text:c="2"/>&lt;/complexType&gt;</text:span></text:p>
      <text:p text:style-name="P39"><text:soft-page-break/><text:line-break/> <text:s/><text:span text:style-name="T16">&lt;!-- binary predicates : AND, OR, XOR --&gt;</text:span></text:p>
      <text:p text:style-name="P18"><text:s text:c="2"/>&lt;complexType name="TwoOrMoreRulesType"&gt;<text:line-break/> <text:s text:c="3"/>&lt;sequence minOccurs="2" maxOccurs="unbounded"&gt;<text:line-break/> <text:s text:c="5"/>&lt;group ref="jppf:Rule"/&gt;<text:line-break/> <text:s text:c="3"/>&lt;/sequence&gt;<text:line-break/> <text:s/>&lt;/complexType&gt;<text:line-break/></text:p>
      <text:p text:style-name="P39"><text:s text:c="3"/><text:line-break/> <text:s/><text:span text:style-name="T14">&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4">&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4">&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4">&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4">&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14">&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9"><text:span text:style-name="T44"><text:s text:c="2"/></text:span><text:span text:style-name="T19">&lt;!-- Subnet matching execution policy --&gt;</text:span></text:p>
      <text:p text:style-name="P39"><text:span text:style-name="T44"><text:s text:c="2"/>&lt;complexType name="SubnetRuleType"&gt;</text:span></text:p>
      <text:p text:style-name="P39"><text:span text:style-name="T44"><text:s text:c="4"/>&lt;sequence&gt;</text:span></text:p>
      <text:p text:style-name="P39"><text:span text:style-name="T44"><text:s text:c="6"/>&lt;element name="Subnet" type="string" minOccurs="1" maxOccurs="unbounded"/&gt;</text:span></text:p>
      <text:p text:style-name="P39"><text:span text:style-name="T44"><text:s text:c="4"/>&lt;/sequence&gt;</text:span></text:p>
      <text:p text:style-name="P39"><text:span text:style-name="T44"><text:s text:c="2"/>&lt;/complexType&gt;</text:span></text:p>
      <text:p text:style-name="P39"><text:line-break/> <text:s/><text:span text:style-name="T14">&lt;!-- </text:span><text:span text:style-name="T16">custom execution policy</text:span><text:span text:style-name="T14">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4">&lt;!-- </text:span><text:span text:style-name="T17">scripted</text:span><text:span text:style-name="T16"> execution policy</text:span><text:span text:style-name="T14"> --&gt;</text:span><text:line-break/> <text:s/>&lt;complexType name="<text:span text:style-name="T32">Sc</text:span><text:span text:style-name="T45">r</text:span><text:span text:style-name="T32">ipted</text:span>RuleType"&gt;<text:line-break/> <text:s text:c="3"/>&lt;<text:span text:style-name="T32">simpleContent</text:span>&gt;<text:line-break/> <text:s text:c="5"/><text:span text:style-name="T32">&lt;extension base="string"&gt;</text:span></text:p>
      <text:p text:style-name="P20"><text:s text:c="8"/>&lt;attribute name="language" type="string"/&gt;</text:p>
      <text:p text:style-name="P20"><text:s text:c="6"/>&lt;/extension&gt;</text:p>
      <text:p text:style-name="P19"><text:s text:c="4"/>&lt;/<text:span text:style-name="T32">simpleContent</text:span>&gt;<text:line-break/> <text:s/>&lt;/complexType&gt;<text:line-break/></text:p>
      <text:p text:style-name="P19">&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Teletype"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H46M21S</meta:editing-duration>
    <meta:editing-cycles>59</meta:editing-cycles>
    <meta:generator>LibreOffice/4.0.4.2$Windows_x86 LibreOffice_project/9e9821abd0ffdbc09cd8c52eaa574fa09eb08f2</meta:generator>
    <meta:creation-date>2009-11-09T06:38:14.61</meta:creation-date>
    <dc:date>2014-06-10T20:34:28.25</dc:date>
    <meta:document-statistic meta:table-count="0" meta:image-count="0" meta:object-count="0" meta:page-count="14" meta:paragraph-count="521" meta:word-count="2690" meta:character-count="24125" meta:non-whitespace-character-count="2097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